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fo:language="en" fo:country="US"/>
    </style:style>
    <style:style style:name="T2" style:family="text">
      <style:text-properties fo:font-size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draw:marker-start-width="0.494cm" draw:marker-end-width="0.494cm" draw:fill-color="#ffffff" draw:textarea-horizontal-align="justify" draw:textarea-vertical-align="middle" draw:auto-grow-height="false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51cm" svg:stroke-color="#000000" draw:marker-start-width="0.508cm" draw:marker-end-width="0.508cm" draw:fill="none" draw:fill-color="#ffffff" fo:min-height="0.53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1cm" svg:stroke-color="#000000" draw:marker-start-width="0.508cm" draw:marker-end-width="0.508cm" draw:fill="none" draw:fill-color="#ffffff" fo:min-height="0.55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draw:marker-start-width="0.494cm" draw:marker-end="Symmetric_20_Arrow" draw:marker-end-width="0.3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draw:marker-start-width="0.504cm" draw:marker-end-width="0.50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1cm" svg:stroke-color="#000000" draw:marker-start-width="0.508cm" draw:marker-end-width="0.508cm" draw:fill="none" draw:fill-color="#ffffff" fo:min-height="0.9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1cm" svg:stroke-color="#000000" draw:marker-start-width="0.508cm" draw:marker-end-width="0.508cm" draw:fill="none" draw:fill-color="#ffffff" fo:min-height="0.91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name="Shape2" draw:style-name="gr2" draw:text-style-name="P2" svg:width="3.499cm" svg:height="1.026cm" svg:x="1.57cm" svg:y="0.071cm"><draw:text-box><text:p text:style-name="P1"><text:span text:style-name="T1">Client-Access</text:span><text:span text:style-name="T2"> Point Association</text:span></text:p></draw:text-box></draw:frame><draw:frame text:anchor-type="paragraph" draw:z-index="2" draw:name="Shape2" draw:style-name="gr3" draw:text-style-name="P2" svg:width="2.015cm" svg:height="0.609cm" svg:x="1.305cm" svg:y="2.514cm"><draw:text-box><text:p text:style-name="P1"><text:span text:style-name="T2">Distributed</text:span></text:p></draw:text-box></draw:frame><draw:frame text:anchor-type="paragraph" draw:z-index="3" draw:name="Shape2" draw:style-name="gr3" draw:text-style-name="P2" svg:width="2.015cm" svg:height="0.609cm" svg:x="3.508cm" svg:y="2.524cm"><draw:text-box><text:p text:style-name="P1"><text:span text:style-name="T2">Centralised</text:span></text:p></draw:text-box></draw:frame><draw:custom-shape text:anchor-type="paragraph" draw:z-index="0" draw:style-name="gr1" svg:width="4.523cm" svg:height="1.821cm" svg:x="1.143cm" svg:y="1.529cm"><text:p/><draw:enhanced-geometry svg:viewBox="0 0 21600 21600" draw:type="rectangle" draw:enhanced-path="M 0 0 L 21600 0 21600 21600 0 21600 0 0 Z N"/></draw:custom-shape><draw:line text:anchor-type="paragraph" draw:z-index="4" draw:name="Shape10" draw:style-name="gr4" draw:text-style-name="P2" svg:x1="2.279cm" svg:y1="2.015cm" svg:x2="2.279cm" svg:y2="2.515cm"><text:p/></draw:line><draw:line text:anchor-type="paragraph" draw:z-index="5" draw:name="Shape10" draw:style-name="gr4" draw:text-style-name="P2" svg:x1="4.482cm" svg:y1="2.025cm" svg:x2="4.482cm" svg:y2="2.525cm"><text:p/></draw:line><draw:line text:anchor-type="paragraph" draw:z-index="6" draw:name="Shape8" draw:style-name="gr5" draw:text-style-name="P1" svg:x1="4.482cm" svg:y1="2.014cm" svg:x2="2.279cm" svg:y2="2.014cm"><text:p/></draw:line><draw:frame text:anchor-type="paragraph" draw:z-index="7" draw:name="Shape2" draw:style-name="gr6" draw:text-style-name="P2" svg:width="2.802cm" svg:height="1.026cm" svg:x="0.189cm" svg:y="4.493cm"><draw:text-box><text:p text:style-name="P1"><text:span text:style-name="T2">Mobility Management</text:span></text:p></draw:text-box></draw:frame><draw:frame text:anchor-type="paragraph" draw:z-index="8" draw:name="Shape2" draw:style-name="gr7" draw:text-style-name="P3" svg:width="3.661cm" svg:height="0.967cm" svg:x="3.231cm" svg:y="4.493cm"><draw:text-box><text:p text:style-name="P1"><text:span text:style-name="T3">Load Balancing/ Throughput Optimisation</text:span></text:p></draw:text-box></draw:frame><draw:line text:anchor-type="paragraph" draw:z-index="9" draw:name="Shape10" draw:style-name="gr4" draw:text-style-name="P2" svg:x1="1.752cm" svg:y1="3.789cm" svg:x2="1.752cm" svg:y2="4.493cm"><text:p/></draw:line><draw:line text:anchor-type="paragraph" draw:z-index="10" draw:name="Shape10" draw:style-name="gr4" draw:text-style-name="P2" svg:x1="4.955cm" svg:y1="3.789cm" svg:x2="4.959cm" svg:y2="4.493cm"><text:p/></draw:line><draw:line text:anchor-type="paragraph" draw:z-index="11" draw:name="Shape10" draw:style-name="gr8" draw:text-style-name="P2" svg:x1="3.374cm" svg:y1="3.808cm" svg:x2="3.374cm" svg:y2="3.378cm"><text:p/></draw:line><draw:line text:anchor-type="paragraph" draw:z-index="12" draw:name="Shape8" draw:style-name="gr5" draw:text-style-name="P1" svg:x1="4.961cm" svg:y1="3.808cm" svg:x2="1.752cm" svg:y2="3.808cm"><text:p/></draw:line><draw:line text:anchor-type="paragraph" draw:z-index="13" draw:name="Shape10" draw:style-name="gr8" draw:text-style-name="P2" svg:x1="3.355cm" svg:y1="1.991cm" svg:x2="3.355cm" svg:y2="1.09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6.00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6:52:01.374041363</meta:creation-date>
    <dc:date>2017-08-24T17:13:59.218709926</dc:date>
    <meta:editing-duration>PT6M4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